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>
            <text:p>Solar BBQ figure</text:p>
          </table:table-cell>
          <table:table-cell/>
          <table:table-cell table:style-name="Default" office:value-type="string">
            <text:p>r=</text:p>
          </table:table-cell>
          <table:table-cell office:value-type="float" office:value="877">
            <text:p>877</text:p>
          </table:table-cell>
          <table:table-cell office:value-type="string">
            <text:p>mm</text:p>
          </table:table-cell>
          <table:table-cell office:value-type="string">
            <text:p>Radius of parabol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f=</text:p>
          </table:table-cell>
          <table:table-cell office:value-type="float" office:value="500">
            <text:p>500</text:p>
          </table:table-cell>
          <table:table-cell office:value-type="string">
            <text:p>mm</text:p>
          </table:table-cell>
          <table:table-cell office:value-type="string">
            <text:p>Focus cooking height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>
            <text:p>a=</text:p>
          </table:table-cell>
          <table:table-cell office:value-type="float" office:value="57">
            <text:p>57</text:p>
          </table:table-cell>
          <table:table-cell office:value-type="string">
            <text:p>deg</text:p>
          </table:table-cell>
          <table:table-cell office:value-type="string">
            <text:p>Sun's angle from horisonta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xm,xx,dx</text:p>
          </table:table-cell>
          <table:table-cell office:value-type="float" office:value="350">
            <text:p>35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>
            <text:p>mm</text:p>
          </table:table-cell>
          <table:table-cell office:value-type="string">
            <text:p>Mirror horizontal start, end and step distances</text:p>
          </table:table-cell>
          <table:table-cell table:number-columns-repeated="3"/>
        </table:table-row>
        <table:table-row table:style-name="ro1">
          <table:table-cell office:value-type="string">
            <text:p>Define mirror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x</text:p>
          </table:table-cell>
          <table:table-cell table:style-name="Default" office:value-type="string">
            <text:p>Mirror</text:p>
          </table:table-cell>
          <table:table-cell office:value-type="string">
            <text:p>X2</text:p>
          </table:table-cell>
          <table:table-cell/>
          <table:table-cell office:value-type="string">
            <text:p>Focus plan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$D$1]*(1-SQRT(1-([.$B7]/[.$D$1])^2))" office:value-type="float" office:value="72.8675482235529">
            <text:p>72.8675482236</text:p>
          </table:table-cell>
          <table:table-cell table:formula="of:=[.$B7] - ([.$D$2]- [.$C7])/TAN(3.14158*[.$D$3]/180)" office:value-type="float" office:value="72.6145092077985">
            <text:p>72.6145092078</text:p>
          </table:table-cell>
          <table:table-cell office:value-type="float" office:value="0">
            <text:p>0</text:p>
          </table:table-cell>
          <table:table-cell table:style-name="ce1"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7]+[.$F$4]" office:value-type="float" office:value="400">
            <text:p>400</text:p>
          </table:table-cell>
          <table:table-cell table:formula="of:=[.$D$1]*(1-SQRT(1-([.$B8]/[.$D$1])^2))" office:value-type="float" office:value="96.532832208811">
            <text:p>96.5328322088</text:p>
          </table:table-cell>
          <table:table-cell table:formula="of:=[.$B8] - ([.$D$2]- [.$C8])/TAN(3.14158*[.$D$3]/180)" office:value-type="float" office:value="137.983059140463">
            <text:p>137.9830591405</text:p>
          </table:table-cell>
          <table:table-cell office:value-type="float" office:value="900">
            <text:p>900</text:p>
          </table:table-cell>
          <table:table-cell table:style-name="ce1"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8]+[.$F$4]" office:value-type="float" office:value="450">
            <text:p>450</text:p>
          </table:table-cell>
          <table:table-cell table:formula="of:=[.$D$1]*(1-SQRT(1-([.$B9]/[.$D$1])^2))" office:value-type="float" office:value="124.2523663272">
            <text:p>124.2523663272</text:p>
          </table:table-cell>
          <table:table-cell table:formula="of:=[.$B9] - ([.$D$2]- [.$C9])/TAN(3.14158*[.$D$3]/180)" office:value-type="float" office:value="205.98449299074">
            <text:p>205.9844929907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$B9]+[.$F$4]" office:value-type="float" office:value="500">
            <text:p>500</text:p>
          </table:table-cell>
          <table:table-cell table:formula="of:=[.$D$1]*(1-SQRT(1-([.$B10]/[.$D$1])^2))" office:value-type="float" office:value="156.493927853484">
            <text:p>156.4939278535</text:p>
          </table:table-cell>
          <table:table-cell table:formula="of:=[.$B10] - ([.$D$2]- [.$C10])/TAN(3.14158*[.$D$3]/180)" office:value-type="float" office:value="276.922591537643">
            <text:p>276.9225915376</text:p>
          </table:table-cell>
          <table:table-cell/>
          <table:table-cell office:value-type="string">
            <text:p>Radial line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10]+[.$F$4]" office:value-type="float" office:value="550">
            <text:p>550</text:p>
          </table:table-cell>
          <table:table-cell table:formula="of:=[.$D$1]*(1-SQRT(1-([.$B11]/[.$D$1])^2))" office:value-type="float" office:value="193.897518669417">
            <text:p>193.8975186694</text:p>
          </table:table-cell>
          <table:table-cell table:formula="of:=[.$B11] - ([.$D$2]- [.$C11])/TAN(3.14158*[.$D$3]/180)" office:value-type="float" office:value="351.212980508833">
            <text:p>351.2129805088</text:p>
          </table:table-cell>
          <table:table-cell office:value-type="float" office:value="600">
            <text:p>600</text:p>
          </table:table-cell>
          <table:table-cell table:style-name="ce1" office:value-type="float" office:value="237.36807">
            <text:p>237.36807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11]+[.$F$4]" office:value-type="float" office:value="600">
            <text:p>600</text:p>
          </table:table-cell>
          <table:table-cell table:formula="of:=[.$D$1]*(1-SQRT(1-([.$B12]/[.$D$1])^2))" office:value-type="float" office:value="237.368074592895">
            <text:p>237.3680745929</text:p>
          </table:table-cell>
          <table:table-cell table:formula="of:=[.$B12] - ([.$D$2]- [.$C12])/TAN(3.14158*[.$D$3]/180)" office:value-type="float" office:value="429.44333725109">
            <text:p>429.4433372511</text:p>
          </table:table-cell>
          <table:table-cell office:value-type="float" office:value="0">
            <text:p>0</text:p>
          </table:table-cell>
          <table:table-cell table:formula="of:=[.$D$1]" office:value-type="float" office:value="877">
            <text:p>877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12]+[.$F$4]" office:value-type="float" office:value="650">
            <text:p>650</text:p>
          </table:table-cell>
          <table:table-cell table:formula="of:=[.$D$1]*(1-SQRT(1-([.$B13]/[.$D$1])^2))" office:value-type="float" office:value="288.247929939945">
            <text:p>288.2479299399</text:p>
          </table:table-cell>
          <table:table-cell table:formula="of:=[.$B13] - ([.$D$2]- [.$C13])/TAN(3.14158*[.$D$3]/180)" office:value-type="float" office:value="512.485391508921">
            <text:p>512.4853915089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$B13]+[.$F$4]" office:value-type="float" office:value="700">
            <text:p>700</text:p>
          </table:table-cell>
          <table:table-cell table:formula="of:=[.$D$1]*(1-SQRT(1-([.$B14]/[.$D$1])^2))" office:value-type="float" office:value="348.673396467677">
            <text:p>348.6733964677</text:p>
          </table:table-cell>
          <table:table-cell table:formula="of:=[.$B14] - ([.$D$2]- [.$C14])/TAN(3.14158*[.$D$3]/180)" office:value-type="float" office:value="601.726492529068">
            <text:p>601.7264925291</text:p>
          </table:table-cell>
          <table:table-cell/>
          <table:table-cell office:value-type="string">
            <text:p>Sun line</text:p>
          </table:table-cell>
          <table:table-cell table:number-columns-repeated="4"/>
          <table:table-cell>
            <draw:frame table:end-cell-address="Sheet1.U45" table:end-x="1.338cm" table:end-y="0.135cm" draw:z-index="0" draw:style-name="gr1" draw:text-style-name="P1" svg:width="22.302cm" svg:height="13.868cm" svg:x="1.617cm" svg:y="0.267cm">
              <draw:object draw:notify-on-update-of-ranges="Sheet1.B7:Sheet1.B15 Sheet1.C6:Sheet1.C6 Sheet1.C7:Sheet1.C15 Sheet1.E11:Sheet1.E12 Sheet1.F10:Sheet1.F10 Sheet1.F11:Sheet1.F12 Sheet1.E7:Sheet1.E8 Sheet1.F6:Sheet1.F6 Sheet1.F7:Sheet1.F8 Sheet1.F14:Sheet1.F14 Sheet1.F15:Sheet1.F16 Sheet1.E15:Sheet1.E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1" table:formula="of:=[.$B14]+[.$F$4]" office:value-type="float" office:value="750">
            <text:p>750</text:p>
          </table:table-cell>
          <table:table-cell table:formula="of:=[.$D$1]*(1-SQRT(1-([.$B15]/[.$D$1])^2))" office:value-type="float" office:value="422.435373131609">
            <text:p>422.4353731316</text:p>
          </table:table-cell>
          <table:table-cell table:formula="of:=[.$B15] - ([.$D$2]- [.$C15])/TAN(3.14158*[.$D$3]/180)" office:value-type="float" office:value="699.628500474454">
            <text:p>699.6285004745</text:p>
          </table:table-cell>
          <table:table-cell office:value-type="float" office:value="600">
            <text:p>600</text:p>
          </table:table-cell>
          <table:table-cell table:style-name="ce1" table:formula="of:=[.$C12]" office:value-type="float" office:value="237.368074592895">
            <text:p>237.36807459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$D$12]" office:value-type="float" office:value="429.44333725109">
            <text:p>429.4433372511</text:p>
          </table:table-cell>
          <table:table-cell table:formula="of:=[.$D$2]" office:value-type="float" office:value="500">
            <text:p>500</text:p>
          </table:table-cell>
          <table:table-cell table:number-columns-repeated="5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1">11/09/2024</text:date>, <text:time>21:4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1T21:44:38.91</dc:date>
    <dc:creator>Colin Windsor</dc:creator>
    <meta:generator>OpenOffice/4.1.15$Win32 OpenOffice.org_project/4115m2$Build-9813</meta:generator>
    <meta:editing-duration>PT22M44S</meta:editing-duration>
    <meta:editing-cycles>1</meta:editing-cycles>
    <meta:document-statistic meta:table-count="3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900" chart:interval-major="5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logarithmic="false" chart:minimum="0" chart:maximum="900" chart:origin="0" chart:interval-major="5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cm" chart:symbol-height="0cm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cm" chart:symbol-height="0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cm" chart:symbol-height="0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cm" chart:symbol-height="0cm">
        <chart:symbol-image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03cm" svg:height="13.869cm" xlink:href=".." xlink:type="simple" chart:class="chart:scatter" chart:style-name="ch1">
        <chart:legend chart:legend-position="end" svg:x="19.08cm" svg:y="5.836cm" style:legend-expansion="high" chart:style-name="ch2"/>
        <chart:plot-area chart:style-name="ch3" table:cell-range-address="Sheet1.B7:Sheet1.C15 Sheet1.C6:Sheet1.C6 Sheet1.F10:Sheet1.F12 Sheet1.F6:Sheet1.F8 Sheet1.F14:Sheet1.F16" chart:data-source-has-labels="row" svg:x="1.773cm" svg:y="1.029cm" svg:width="12.622cm" svg:height="11.338cm">
          <chartooo:coordinate-region svg:x="2.43cm" svg:y="1.241cm" svg:width="11.685cm" svg:height="10.603cm"/>
          <chart:axis chart:dimension="x" chart:name="primary-x" chart:style-name="ch4">
            <chart:title svg:x="6.426cm" svg:y="12.645cm" chart:style-name="ch5">
              <text:p>Horizontal x axis (mm)</text:p>
            </chart:title>
            <chart:grid chart:style-name="ch6" chart:class="major"/>
          </chart:axis>
          <chart:axis chart:dimension="y" chart:name="primary-y" chart:style-name="ch7">
            <chart:title svg:x="0.74cm" svg:y="7.774cm" chart:style-name="ch8">
              <text:p>Height y (mm)</text:p>
            </chart:title>
            <chart:grid chart:style-name="ch6" chart:class="major"/>
          </chart:axis>
          <chart:series chart:style-name="ch9" chart:values-cell-range-address="Sheet1.C7:Sheet1.C15" chart:label-cell-address="Sheet1.C6:Sheet1.C6" chart:class="chart:scatter">
            <chart:domain table:cell-range-address="Sheet1.B7:Sheet1.B15"/>
            <chart:data-point chart:repeated="9"/>
          </chart:series>
          <chart:series chart:style-name="ch10" chart:values-cell-range-address="Sheet1.F11:Sheet1.F12" chart:label-cell-address="Sheet1.F10:Sheet1.F10" chart:class="chart:scatter">
            <chart:domain table:cell-range-address="Sheet1.E11:Sheet1.E12"/>
            <chart:data-point chart:repeated="2"/>
          </chart:series>
          <chart:series chart:style-name="ch11" chart:values-cell-range-address="Sheet1.F7:Sheet1.F8" chart:label-cell-address="Sheet1.F6:Sheet1.F6" chart:class="chart:scatter">
            <chart:domain table:cell-range-address="Sheet1.E7:Sheet1.E8"/>
            <chart:data-point chart:repeated="2"/>
          </chart:series>
          <chart:series chart:style-name="ch12" chart:values-cell-range-address="F15:Sheet1.F16" chart:label-cell-address="Sheet1.F14:Sheet1.F14" chart:class="chart:scatter">
            <chart:domain table:cell-range-address="E15:Sheet1.E1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rror</text:p>
                <draw:g>
                  <svg:desc>Sheet1.C6:Sheet1.C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adial line</text:p>
                <draw:g>
                  <svg:desc>Sheet1.F10:Sheet1.F1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cus plane</text:p>
                <draw:g>
                  <svg:desc>Sheet1.F6:Sheet1.F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un line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Sheet1.B7:Sheet1.B15</svg:desc>
                </draw:g>
              </table:table-cell>
              <table:table-cell office:value-type="float" office:value="72.8675482235529">
                <text:p>72.8675482235529</text:p>
                <draw:g>
                  <svg:desc>Sheet1.C7:Sheet1.C15</svg:desc>
                </draw:g>
              </table:table-cell>
              <table:table-cell office:value-type="float" office:value="600">
                <text:p>600</text:p>
                <draw:g>
                  <svg:desc>Sheet1.E11:Sheet1.E12</svg:desc>
                </draw:g>
              </table:table-cell>
              <table:table-cell office:value-type="float" office:value="237.36807">
                <text:p>237.36807</text:p>
                <draw:g>
                  <svg:desc>Sheet1.F11:Sheet1.F12</svg:desc>
                </draw:g>
              </table:table-cell>
              <table:table-cell office:value-type="float" office:value="0">
                <text:p>0</text:p>
                <draw:g>
                  <svg:desc>Sheet1.E7:Sheet1.E8</svg:desc>
                </draw:g>
              </table:table-cell>
              <table:table-cell office:value-type="float" office:value="500">
                <text:p>500</text:p>
                <draw:g>
                  <svg:desc>Sheet1.F7:Sheet1.F8</svg:desc>
                </draw:g>
              </table:table-cell>
              <table:table-cell office:value-type="float" office:value="600">
                <text:p>600</text:p>
                <draw:g>
                  <svg:desc>E15:Sheet1.E16</svg:desc>
                </draw:g>
              </table:table-cell>
              <table:table-cell office:value-type="float" office:value="237.368074592895">
                <text:p>237.368074592895</text:p>
                <draw:g>
                  <svg:desc>F15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96.532832208811">
                <text:p>96.532832208811</text:p>
              </table:table-cell>
              <table:table-cell office:value-type="float" office:value="0">
                <text:p>0</text:p>
              </table:table-cell>
              <table:table-cell office:value-type="float" office:value="877">
                <text:p>877</text:p>
              </table:table-cell>
              <table:table-cell office:value-type="float" office:value="900">
                <text:p>900</text:p>
              </table:table-cell>
              <table:table-cell office:value-type="float" office:value="500">
                <text:p>500</text:p>
              </table:table-cell>
              <table:table-cell office:value-type="float" office:value="429.44333725109">
                <text:p>429.443337251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124.2523663272">
                <text:p>124.252366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6.493927853484">
                <text:p>156.49392785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193.897518669417">
                <text:p>193.897518669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37.368074592895">
                <text:p>237.36807459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288.247929939945">
                <text:p>288.24792993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348.673396467677">
                <text:p>348.67339646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">
                <text:p>750</text:p>
              </table:table-cell>
              <table:table-cell office:value-type="float" office:value="422.435373131609">
                <text:p>422.43537313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